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45pt"/>
    </style:style>
    <style:style style:name="co3" style:family="table-column">
      <style:table-column-properties fo:break-before="auto" style:column-width="108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1"/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2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Overall arm length at horizontal</text:p>
          </table:table-cell>
          <table:table-cell table:style-name="Default" table:number-columns-repeated="2"/>
          <table:table-cell table:style-name="Default" office:value-type="float" office:value="28.25" calcext:value-type="float">
            <text:p>28.25</text:p>
          </table:table-cell>
          <table:table-cell office:value-type="string" calcext:value-type="string">
            <text:p>(from pivot point of arm)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Tune the values to the right as needed</text:p>
          </table:table-cell>
        </table:table-row>
        <table:table-row table:style-name="ro1">
          <table:table-cell table:style-name="ce1" office:value-type="string" calcext:value-type="string">
            <text:p>Distance outside robot perimeter</text:p>
          </table:table-cell>
          <table:table-cell table:style-name="Default" table:number-columns-repeated="2"/>
          <table:table-cell table:style-name="Default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Basic strategy:</text:p>
          </table:table-cell>
        </table:table-row>
        <table:table-row table:style-name="ro1">
          <table:table-cell table:style-name="ce1" office:value-type="string" calcext:value-type="string">
            <text:p>Total arm length at horizontal</text:p>
          </table:table-cell>
          <table:table-cell table:style-name="Default" table:number-columns-repeated="2"/>
          <table:table-cell table:style-name="Default" table:formula="of:=[.D1]+[.D3]" office:value-type="float" office:value="56.25" calcext:value-type="float">
            <text:p>56.25</text:p>
          </table:table-cell>
          <table:table-cell table:number-columns-repeated="2"/>
          <table:table-cell office:value-type="string" calcext:value-type="string">
            <text:p>1) Establish some working numbers for the arm length – the numbers are based on several assumptions:</text:p>
          </table:table-cell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a) Establish length of the arm that is inside the robot chassis – based on length of the chassis minus the pivot point distance</text:p>
          </table:table-cell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b) Set a limit of how far outside the chassis we are willing to go</text:p>
          </table:table-cell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c) Establish a total arm length</text:p>
          </table:table-cell>
        </table:table-row>
        <table:table-row table:style-name="ro2">
          <table:table-cell table:style-name="ce2" office:value-type="string" calcext:value-type="string">
            <text:p>Arm angle</text:p>
          </table:table-cell>
          <table:table-cell table:style-name="ce2" office:value-type="string" calcext:value-type="string">
            <text:p>Arm Length</text:p>
          </table:table-cell>
          <table:table-cell table:style-name="ce6" office:value-type="string" calcext:value-type="string">
            <text:p>Arm Extension Delta</text:p>
            <text:p>(0 degree referenced)</text:p>
          </table:table-cell>
          <table:table-cell table:style-name="ce6" office:value-type="string" calcext:value-type="string">
            <text:p>Length delta from previous Degree Value</text:p>
          </table:table-cell>
          <table:table-cell table:number-columns-repeated="2"/>
          <table:table-cell office:value-type="string" calcext:value-type="string">
            <text:p>2) Once we have the arm length, that becomes the bottom of our right triang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5]" office:value-type="float" office:value="56.25" calcext:value-type="float">
            <text:p>56.3</text:p>
          </table:table-cell>
          <table:table-cell table:formula="of:=[.B10]-[.$D$5]" office:value-type="float" office:value="0" calcext:value-type="float">
            <text:p>0.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3) We calculate the height of the end of the arm at a specific angle by finding the tangent and multiplying it by the total length of the a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POWER(TAN(RADIANS([.A11]))*[.$D$5];2) + POWER([.$D$5]; 2))" office:value-type="float" office:value="56.2585684524698" calcext:value-type="float">
            <text:p>56.3</text:p>
          </table:table-cell>
          <table:table-cell table:formula="of:=[.B11]-[.$D$5]" office:value-type="float" office:value="0.00856845246980953" calcext:value-type="float">
            <text:p>0.0</text:p>
          </table:table-cell>
          <table:table-cell table:formula="of:=[.B11]-[.B10]" office:value-type="float" office:value="0.00856845246980953" calcext:value-type="float">
            <text:p>0.0</text:p>
          </table:table-cell>
          <table:table-cell table:number-columns-repeated="2"/>
          <table:table-cell office:value-type="string" calcext:value-type="string">
            <text:p>4) From that, we have the two perpendicular sides of a right triangle – we can solve for the length of the hypotenuse using the Pythagorean theor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POWER(TAN(RADIANS([.A12]))*[.$D$5];2) + POWER([.$D$5]; 2))" office:value-type="float" office:value="56.2842868668087" calcext:value-type="float">
            <text:p>56.3</text:p>
          </table:table-cell>
          <table:table-cell table:formula="of:=[.B12]-[.$D$5]" office:value-type="float" office:value="0.0342868668087277" calcext:value-type="float">
            <text:p>0.0</text:p>
          </table:table-cell>
          <table:table-cell table:formula="of:=[.B12]-[.B11]" office:value-type="float" office:value="0.0257184143389182" calcext:value-type="float">
            <text:p>0.0</text:p>
          </table:table-cell>
          <table:table-cell table:number-columns-repeated="2"/>
          <table:table-cell office:value-type="string" calcext:value-type="string">
            <text:p>5) We show both the total length of the arm at some angle as well as the delta from the arm at horizontal (the shortest position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POWER(TAN(RADIANS([.A13]))*[.$D$5];2) + POWER([.$D$5]; 2))" office:value-type="float" office:value="56.3271944623831" calcext:value-type="float">
            <text:p>56.3</text:p>
          </table:table-cell>
          <table:table-cell table:formula="of:=[.B13]-[.$D$5]" office:value-type="float" office:value="0.0771944623830549" calcext:value-type="float">
            <text:p>0.1</text:p>
          </table:table-cell>
          <table:table-cell table:formula="of:=[.B13]-[.B12]" office:value-type="float" office:value="0.0429075955743272" calcext:value-type="float">
            <text:p>0.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POWER(TAN(RADIANS([.A14]))*[.$D$5];2) + POWER([.$D$5]; 2))" office:value-type="float" office:value="56.3873567670659" calcext:value-type="float">
            <text:p>56.4</text:p>
          </table:table-cell>
          <table:table-cell table:formula="of:=[.B14]-[.$D$5]" office:value-type="float" office:value="0.137356767065931" calcext:value-type="float">
            <text:p>0.1</text:p>
          </table:table-cell>
          <table:table-cell table:formula="of:=[.B14]-[.B13]" office:value-type="float" office:value="0.0601623046828763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POWER(TAN(RADIANS([.A15]))*[.$D$5];2) + POWER([.$D$5]; 2))" office:value-type="float" office:value="56.4648658618133" calcext:value-type="float">
            <text:p>56.5</text:p>
          </table:table-cell>
          <table:table-cell table:formula="of:=[.B15]-[.$D$5]" office:value-type="float" office:value="0.214865861813294" calcext:value-type="float">
            <text:p>0.2</text:p>
          </table:table-cell>
          <table:table-cell table:formula="of:=[.B15]-[.B14]" office:value-type="float" office:value="0.0775090947473629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POWER(TAN(RADIANS([.A16]))*[.$D$5];2) + POWER([.$D$5]; 2))" office:value-type="float" office:value="56.5598407254478" calcext:value-type="float">
            <text:p>56.6</text:p>
          </table:table-cell>
          <table:table-cell table:formula="of:=[.B16]-[.$D$5]" office:value-type="float" office:value="0.309840725447799" calcext:value-type="float">
            <text:p>0.3</text:p>
          </table:table-cell>
          <table:table-cell table:formula="of:=[.B16]-[.B15]" office:value-type="float" office:value="0.0949748636345049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QRT(POWER(TAN(RADIANS([.A17]))*[.$D$5];2) + POWER([.$D$5]; 2))" office:value-type="float" office:value="56.6724276820602" calcext:value-type="float">
            <text:p>56.7</text:p>
          </table:table-cell>
          <table:table-cell table:formula="of:=[.B17]-[.$D$5]" office:value-type="float" office:value="0.422427682060217" calcext:value-type="float">
            <text:p>0.4</text:p>
          </table:table-cell>
          <table:table-cell table:formula="of:=[.B17]-[.B16]" office:value-type="float" office:value="0.112586956612418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POWER(TAN(RADIANS([.A18]))*[.$D$5];2) + POWER([.$D$5]; 2))" office:value-type="float" office:value="56.8028009541723" calcext:value-type="float">
            <text:p>56.8</text:p>
          </table:table-cell>
          <table:table-cell table:formula="of:=[.B18]-[.$D$5]" office:value-type="float" office:value="0.55280095417227" calcext:value-type="float">
            <text:p>0.6</text:p>
          </table:table-cell>
          <table:table-cell table:formula="of:=[.B18]-[.B17]" office:value-type="float" office:value="0.130373272112053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QRT(POWER(TAN(RADIANS([.A19]))*[.$D$5];2) + POWER([.$D$5]; 2))" office:value-type="float" office:value="56.9511633255752" calcext:value-type="float">
            <text:p>57.0</text:p>
          </table:table-cell>
          <table:table-cell table:formula="of:=[.B19]-[.$D$5]" office:value-type="float" office:value="0.701163325575166" calcext:value-type="float">
            <text:p>0.7</text:p>
          </table:table-cell>
          <table:table-cell table:formula="of:=[.B19]-[.B18]" office:value-type="float" office:value="0.148362371402897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POWER(TAN(RADIANS([.A20]))*[.$D$5];2) + POWER([.$D$5]; 2))" office:value-type="float" office:value="57.1177469185732" calcext:value-type="float">
            <text:p>57.1</text:p>
          </table:table-cell>
          <table:table-cell table:formula="of:=[.B20]-[.$D$5]" office:value-type="float" office:value="0.867746918573154" calcext:value-type="float">
            <text:p>0.9</text:p>
          </table:table-cell>
          <table:table-cell table:formula="of:=[.B20]-[.B19]" office:value-type="float" office:value="0.166583592997988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QRT(POWER(TAN(RADIANS([.A21]))*[.$D$5];2) + POWER([.$D$5]; 2))" office:value-type="float" office:value="57.3028140912308" calcext:value-type="float">
            <text:p>57.3</text:p>
          </table:table-cell>
          <table:table-cell table:formula="of:=[.B21]-[.$D$5]" office:value-type="float" office:value="1.0528140912308" calcext:value-type="float">
            <text:p>1.1</text:p>
          </table:table-cell>
          <table:table-cell table:formula="of:=[.B21]-[.B20]" office:value-type="float" office:value="0.185067172657647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POWER(TAN(RADIANS([.A22]))*[.$D$5];2) + POWER([.$D$5]; 2))" office:value-type="float" office:value="57.5066584611579" calcext:value-type="float">
            <text:p>57.5</text:p>
          </table:table-cell>
          <table:table-cell table:formula="of:=[.B22]-[.$D$5]" office:value-type="float" office:value="1.2566584611579" calcext:value-type="float">
            <text:p>1.3</text:p>
          </table:table-cell>
          <table:table-cell table:formula="of:=[.B22]-[.B21]" office:value-type="float" office:value="0.203844369927097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QRT(POWER(TAN(RADIANS([.A23]))*[.$D$5];2) + POWER([.$D$5]; 2))" office:value-type="float" office:value="57.7296060633783" calcext:value-type="float">
            <text:p>57.7</text:p>
          </table:table-cell>
          <table:table-cell table:formula="of:=[.B23]-[.$D$5]" office:value-type="float" office:value="1.47960606337828" calcext:value-type="float">
            <text:p>1.5</text:p>
          </table:table-cell>
          <table:table-cell table:formula="of:=[.B23]-[.B22]" office:value-type="float" office:value="0.22294760222038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QRT(POWER(TAN(RADIANS([.A24]))*[.$D$5];2) + POWER([.$D$5]; 2))" office:value-type="float" office:value="57.9720166509318" calcext:value-type="float">
            <text:p>58.0</text:p>
          </table:table-cell>
          <table:table-cell table:formula="of:=[.B24]-[.$D$5]" office:value-type="float" office:value="1.72201665093176" calcext:value-type="float">
            <text:p>1.7</text:p>
          </table:table-cell>
          <table:table-cell table:formula="of:=[.B24]-[.B23]" office:value-type="float" office:value="0.242410587553486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POWER(TAN(RADIANS([.A25]))*[.$D$5];2) + POWER([.$D$5]; 2))" office:value-type="float" office:value="58.2342851480672" calcext:value-type="float">
            <text:p>58.2</text:p>
          </table:table-cell>
          <table:table-cell table:formula="of:=[.B25]-[.$D$5]" office:value-type="float" office:value="1.98428514806717" calcext:value-type="float">
            <text:p>2.0</text:p>
          </table:table-cell>
          <table:table-cell table:formula="of:=[.B25]-[.B24]" office:value-type="float" office:value="0.262268497135409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QRT(POWER(TAN(RADIANS([.A26]))*[.$D$5];2) + POWER([.$D$5]; 2))" office:value-type="float" office:value="58.5168432672151" calcext:value-type="float">
            <text:p>58.5</text:p>
          </table:table-cell>
          <table:table-cell table:formula="of:=[.B26]-[.$D$5]" office:value-type="float" office:value="2.26684326721512" calcext:value-type="float">
            <text:p>2.3</text:p>
          </table:table-cell>
          <table:table-cell table:formula="of:=[.B26]-[.B25]" office:value-type="float" office:value="0.28255811914794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QRT(POWER(TAN(RADIANS([.A27]))*[.$D$5];2) + POWER([.$D$5]; 2))" office:value-type="float" office:value="58.8201613024021" calcext:value-type="float">
            <text:p>58.8</text:p>
          </table:table-cell>
          <table:table-cell table:formula="of:=[.B27]-[.$D$5]" office:value-type="float" office:value="2.57016130240208" calcext:value-type="float">
            <text:p>2.6</text:p>
          </table:table-cell>
          <table:table-cell table:formula="of:=[.B27]-[.B26]" office:value-type="float" office:value="0.303318035186962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QRT(POWER(TAN(RADIANS([.A28]))*[.$D$5];2) + POWER([.$D$5]; 2))" office:value-type="float" office:value="59.1447501134025" calcext:value-type="float">
            <text:p>59.1</text:p>
          </table:table-cell>
          <table:table-cell table:formula="of:=[.B28]-[.$D$5]" office:value-type="float" office:value="2.89475011340253" calcext:value-type="float">
            <text:p>2.9</text:p>
          </table:table-cell>
          <table:table-cell table:formula="of:=[.B28]-[.B27]" office:value-type="float" office:value="0.32458881100045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QRT(POWER(TAN(RADIANS([.A29]))*[.$D$5];2) + POWER([.$D$5]; 2))" office:value-type="float" office:value="59.4911633167502" calcext:value-type="float">
            <text:p>59.5</text:p>
          </table:table-cell>
          <table:table-cell table:formula="of:=[.B29]-[.$D$5]" office:value-type="float" office:value="3.24116331675022" calcext:value-type="float">
            <text:p>3.2</text:p>
          </table:table-cell>
          <table:table-cell table:formula="of:=[.B29]-[.B28]" office:value-type="float" office:value="0.346413203347694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POWER(TAN(RADIANS([.A30]))*[.$D$5];2) + POWER([.$D$5]; 2))" office:value-type="float" office:value="59.8599997017701" calcext:value-type="float">
            <text:p>59.9</text:p>
          </table:table-cell>
          <table:table-cell table:formula="of:=[.B30]-[.$D$5]" office:value-type="float" office:value="3.60999970177006" calcext:value-type="float">
            <text:p>3.6</text:p>
          </table:table-cell>
          <table:table-cell table:formula="of:=[.B30]-[.B29]" office:value-type="float" office:value="0.368836385019833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QRT(POWER(TAN(RADIANS([.A31]))*[.$D$5];2) + POWER([.$D$5]; 2))" office:value-type="float" office:value="60.2519058920829" calcext:value-type="float">
            <text:p>60.3</text:p>
          </table:table-cell>
          <table:table-cell table:formula="of:=[.B31]-[.$D$5]" office:value-type="float" office:value="4.00190589208288" calcext:value-type="float">
            <text:p>4.0</text:p>
          </table:table-cell>
          <table:table-cell table:formula="of:=[.B31]-[.B30]" office:value-type="float" office:value="0.39190619031282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QRT(POWER(TAN(RADIANS([.A32]))*[.$D$5];2) + POWER([.$D$5]; 2))" office:value-type="float" office:value="60.6675792756141" calcext:value-type="float">
            <text:p>60.7</text:p>
          </table:table-cell>
          <table:table-cell table:formula="of:=[.B32]-[.$D$5]" office:value-type="float" office:value="4.41757927561407" calcext:value-type="float">
            <text:p>4.4</text:p>
          </table:table-cell>
          <table:table-cell table:formula="of:=[.B32]-[.B31]" office:value-type="float" office:value="0.415673383531185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QRT(POWER(TAN(RADIANS([.A33]))*[.$D$5];2) + POWER([.$D$5]; 2))" office:value-type="float" office:value="61.1077712290479" calcext:value-type="float">
            <text:p>61.1</text:p>
          </table:table-cell>
          <table:table-cell table:formula="of:=[.B33]-[.$D$5]" office:value-type="float" office:value="4.85777122904791" calcext:value-type="float">
            <text:p>4.9</text:p>
          </table:table-cell>
          <table:table-cell table:formula="of:=[.B33]-[.B32]" office:value-type="float" office:value="0.440191953433846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QRT(POWER(TAN(RADIANS([.A34]))*[.$D$5];2) + POWER([.$D$5]; 2))" office:value-type="float" office:value="61.5732906659651" calcext:value-type="float">
            <text:p>61.6</text:p>
          </table:table-cell>
          <table:table-cell table:formula="of:=[.B34]-[.$D$5]" office:value-type="float" office:value="5.32329066596513" calcext:value-type="float">
            <text:p>5.3</text:p>
          </table:table-cell>
          <table:table-cell table:formula="of:=[.B34]-[.B33]" office:value-type="float" office:value="0.465519436917219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QRT(POWER(TAN(RADIANS([.A35]))*[.$D$5];2) + POWER([.$D$5]; 2))" office:value-type="float" office:value="62.0650079416402" calcext:value-type="float">
            <text:p>62.1</text:p>
          </table:table-cell>
          <table:table-cell table:formula="of:=[.B35]-[.$D$5]" office:value-type="float" office:value="5.81500794164016" calcext:value-type="float">
            <text:p>5.8</text:p>
          </table:table-cell>
          <table:table-cell table:formula="of:=[.B35]-[.B34]" office:value-type="float" office:value="0.491717275675029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QRT(POWER(TAN(RADIANS([.A36]))*[.$D$5];2) + POWER([.$D$5]; 2))" office:value-type="float" office:value="62.5838591517294" calcext:value-type="float">
            <text:p>62.6</text:p>
          </table:table-cell>
          <table:table-cell table:formula="of:=[.B36]-[.$D$5]" office:value-type="float" office:value="6.33385915172938" calcext:value-type="float">
            <text:p>6.3</text:p>
          </table:table-cell>
          <table:table-cell table:formula="of:=[.B36]-[.B35]" office:value-type="float" office:value="0.518851210089217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QRT(POWER(TAN(RADIANS([.A37]))*[.$D$5];2) + POWER([.$D$5]; 2))" office:value-type="float" office:value="63.1308508669328" calcext:value-type="float">
            <text:p>63.1</text:p>
          </table:table-cell>
          <table:table-cell table:formula="of:=[.B37]-[.$D$5]" office:value-type="float" office:value="6.8808508669328" calcext:value-type="float">
            <text:p>6.9</text:p>
          </table:table-cell>
          <table:table-cell table:formula="of:=[.B37]-[.B36]" office:value-type="float" office:value="0.546991715203419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QRT(POWER(TAN(RADIANS([.A38]))*[.$D$5];2) + POWER([.$D$5]; 2))" office:value-type="float" office:value="63.7070653512585" calcext:value-type="float">
            <text:p>63.7</text:p>
          </table:table-cell>
          <table:table-cell table:formula="of:=[.B38]-[.$D$5]" office:value-type="float" office:value="7.45706535125846" calcext:value-type="float">
            <text:p>7.5</text:p>
          </table:table-cell>
          <table:table-cell table:formula="of:=[.B38]-[.B37]" office:value-type="float" office:value="0.576214484325661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QRT(POWER(TAN(RADIANS([.A39]))*[.$D$5];2) + POWER([.$D$5]; 2))" office:value-type="float" office:value="64.3136663178743" calcext:value-type="float">
            <text:p>64.3</text:p>
          </table:table-cell>
          <table:table-cell table:formula="of:=[.B39]-[.$D$5]" office:value-type="float" office:value="8.06366631787425" calcext:value-type="float">
            <text:p>8.1</text:p>
          </table:table-cell>
          <table:table-cell table:formula="of:=[.B39]-[.B38]" office:value-type="float" office:value="0.606600966615794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POWER(TAN(RADIANS([.A40]))*[.$D$5];2) + POWER([.$D$5]; 2))" office:value-type="float" office:value="64.9519052838329" calcext:value-type="float">
            <text:p>65.0</text:p>
          </table:table-cell>
          <table:table-cell table:formula="of:=[.B40]-[.$D$5]" office:value-type="float" office:value="8.7019052838329" calcext:value-type="float">
            <text:p>8.7</text:p>
          </table:table-cell>
          <table:table-cell table:formula="of:=[.B40]-[.B39]" office:value-type="float" office:value="0.638238965958649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QRT(POWER(TAN(RADIANS([.A41]))*[.$D$5];2) + POWER([.$D$5]; 2))" office:value-type="float" office:value="65.6231285933623" calcext:value-type="float">
            <text:p>65.6</text:p>
          </table:table-cell>
          <table:table-cell table:formula="of:=[.B41]-[.$D$5]" office:value-type="float" office:value="9.37312859336234" calcext:value-type="float">
            <text:p>9.4</text:p>
          </table:table-cell>
          <table:table-cell table:formula="of:=[.B41]-[.B40]" office:value-type="float" office:value="0.671223309529438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QRT(POWER(TAN(RADIANS([.A42]))*[.$D$5];2) + POWER([.$D$5]; 2))" office:value-type="float" office:value="66.3287851891179" calcext:value-type="float">
            <text:p>66.3</text:p>
          </table:table-cell>
          <table:table-cell table:formula="of:=[.B42]-[.$D$5]" office:value-type="float" office:value="10.0787851891179" calcext:value-type="float">
            <text:p>10.1</text:p>
          </table:table-cell>
          <table:table-cell table:formula="of:=[.B42]-[.B41]" office:value-type="float" office:value="0.705656595755585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QRT(POWER(TAN(RADIANS([.A43]))*[.$D$5];2) + POWER([.$D$5]; 2))" office:value-type="float" office:value="67.070435222022" calcext:value-type="float">
            <text:p>67.1</text:p>
          </table:table-cell>
          <table:table-cell table:formula="of:=[.B43]-[.$D$5]" office:value-type="float" office:value="10.820435222022" calcext:value-type="float">
            <text:p>10.8</text:p>
          </table:table-cell>
          <table:table-cell table:formula="of:=[.B43]-[.B42]" office:value-type="float" office:value="0.741650032904118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QRT(POWER(TAN(RADIANS([.A44]))*[.$D$5];2) + POWER([.$D$5]; 2))" office:value-type="float" office:value="67.8497596033447" calcext:value-type="float">
            <text:p>67.8</text:p>
          </table:table-cell>
          <table:table-cell table:formula="of:=[.B44]-[.$D$5]" office:value-type="float" office:value="11.5997596033447" calcext:value-type="float">
            <text:p>11.6</text:p>
          </table:table-cell>
          <table:table-cell table:formula="of:=[.B44]-[.B43]" office:value-type="float" office:value="0.77932438132263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QRT(POWER(TAN(RADIANS([.A45]))*[.$D$5];2) + POWER([.$D$5]; 2))" office:value-type="float" office:value="68.6685706178319" calcext:value-type="float">
            <text:p>68.7</text:p>
          </table:table-cell>
          <table:table-cell table:formula="of:=[.B45]-[.$D$5]" office:value-type="float" office:value="12.4185706178319" calcext:value-type="float">
            <text:p>12.4</text:p>
          </table:table-cell>
          <table:table-cell table:formula="of:=[.B45]-[.B44]" office:value-type="float" office:value="0.818811014487224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QRT(POWER(TAN(RADIANS([.A46]))*[.$D$5];2) + POWER([.$D$5]; 2))" office:value-type="float" office:value="69.5288237343632" calcext:value-type="float">
            <text:p>69.5</text:p>
          </table:table-cell>
          <table:table-cell table:formula="of:=[.B46]-[.$D$5]" office:value-type="float" office:value="13.2788237343632" calcext:value-type="float">
            <text:p>13.3</text:p>
          </table:table-cell>
          <table:table-cell table:formula="of:=[.B46]-[.B45]" office:value-type="float" office:value="0.860253116531254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QRT(POWER(TAN(RADIANS([.A47]))*[.$D$5];2) + POWER([.$D$5]; 2))" office:value-type="float" office:value="70.4326307712877" calcext:value-type="float">
            <text:p>70.4</text:p>
          </table:table-cell>
          <table:table-cell table:formula="of:=[.B47]-[.$D$5]" office:value-type="float" office:value="14.1826307712877" calcext:value-type="float">
            <text:p>14.2</text:p>
          </table:table-cell>
          <table:table-cell table:formula="of:=[.B47]-[.B46]" office:value-type="float" office:value="0.903807036924533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QRT(POWER(TAN(RADIANS([.A48]))*[.$D$5];2) + POWER([.$D$5]; 2))" office:value-type="float" office:value="71.3822745978326" calcext:value-type="float">
            <text:p>71.4</text:p>
          </table:table-cell>
          <table:table-cell table:formula="of:=[.B48]-[.$D$5]" office:value-type="float" office:value="15.1322745978326" calcext:value-type="float">
            <text:p>15.1</text:p>
          </table:table-cell>
          <table:table-cell table:formula="of:=[.B48]-[.B47]" office:value-type="float" office:value="0.949643826544872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QRT(POWER(TAN(RADIANS([.A49]))*[.$D$5];2) + POWER([.$D$5]; 2))" office:value-type="float" office:value="72.3802255814907" calcext:value-type="float">
            <text:p>72.4</text:p>
          </table:table-cell>
          <table:table-cell table:formula="of:=[.B49]-[.$D$5]" office:value-type="float" office:value="16.1302255814907" calcext:value-type="float">
            <text:p>16.1</text:p>
          </table:table-cell>
          <table:table-cell table:formula="of:=[.B49]-[.B48]" office:value-type="float" office:value="0.9979509836581" calcext:value-type="float">
            <text:p>1.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QRT(POWER(TAN(RADIANS([.A50]))*[.$D$5];2) + POWER([.$D$5]; 2))" office:value-type="float" office:value="73.4291600249407" calcext:value-type="float">
            <text:p>73.4</text:p>
          </table:table-cell>
          <table:table-cell table:formula="of:=[.B50]-[.$D$5]" office:value-type="float" office:value="17.1791600249407" calcext:value-type="float">
            <text:p>17.2</text:p>
          </table:table-cell>
          <table:table-cell table:formula="of:=[.B50]-[.B49]" office:value-type="float" office:value="1.04893444345001" calcext:value-type="float">
            <text:p>1.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QRT(POWER(TAN(RADIANS([.A51]))*[.$D$5];2) + POWER([.$D$5]; 2))" office:value-type="float" office:value="74.5319808758706" calcext:value-type="float">
            <text:p>74.5</text:p>
          </table:table-cell>
          <table:table-cell table:formula="of:=[.B51]-[.$D$5]" office:value-type="float" office:value="18.2819808758706" calcext:value-type="float">
            <text:p>18.3</text:p>
          </table:table-cell>
          <table:table-cell table:formula="of:=[.B51]-[.B50]" office:value-type="float" office:value="1.10282085092997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QRT(POWER(TAN(RADIANS([.A52]))*[.$D$5];2) + POWER([.$D$5]; 2))" office:value-type="float" office:value="75.6918410403587" calcext:value-type="float">
            <text:p>75.7</text:p>
          </table:table-cell>
          <table:table-cell table:formula="of:=[.B52]-[.$D$5]" office:value-type="float" office:value="19.4418410403587" calcext:value-type="float">
            <text:p>19.4</text:p>
          </table:table-cell>
          <table:table-cell table:formula="of:=[.B52]-[.B51]" office:value-type="float" office:value="1.15986016448801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QRT(POWER(TAN(RADIANS([.A53]))*[.$D$5];2) + POWER([.$D$5]; 2))" office:value-type="float" office:value="76.912169686796" calcext:value-type="float">
            <text:p>76.9</text:p>
          </table:table-cell>
          <table:table-cell table:formula="of:=[.B53]-[.$D$5]" office:value-type="float" office:value="20.662169686796" calcext:value-type="float">
            <text:p>20.7</text:p>
          </table:table-cell>
          <table:table-cell table:formula="of:=[.B53]-[.B52]" office:value-type="float" office:value="1.22032864643734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QRT(POWER(TAN(RADIANS([.A54]))*[.$D$5];2) + POWER([.$D$5]; 2))" office:value-type="float" office:value="78.1967019946882" calcext:value-type="float">
            <text:p>78.2</text:p>
          </table:table-cell>
          <table:table-cell table:formula="of:=[.B54]-[.$D$5]" office:value-type="float" office:value="21.9467019946882" calcext:value-type="float">
            <text:p>21.9</text:p>
          </table:table-cell>
          <table:table-cell table:formula="of:=[.B54]-[.B53]" office:value-type="float" office:value="1.28453230789218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QRT(POWER(TAN(RADIANS([.A55]))*[.$D$5];2) + POWER([.$D$5]; 2))" office:value-type="float" office:value="79.5495128834866" calcext:value-type="float">
            <text:p>79.5</text:p>
          </table:table-cell>
          <table:table-cell table:formula="of:=[.B55]-[.$D$5]" office:value-type="float" office:value="23.2995128834866" calcext:value-type="float">
            <text:p>23.3</text:p>
          </table:table-cell>
          <table:table-cell table:formula="of:=[.B55]-[.B54]" office:value-type="float" office:value="1.35281088879842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QRT(POWER(TAN(RADIANS([.A56]))*[.$D$5];2) + POWER([.$D$5]; 2))" office:value-type="float" office:value="80.9750553539471" calcext:value-type="float">
            <text:p>81.0</text:p>
          </table:table-cell>
          <table:table-cell table:formula="of:=[.B56]-[.$D$5]" office:value-type="float" office:value="24.7250553539471" calcext:value-type="float">
            <text:p>24.7</text:p>
          </table:table-cell>
          <table:table-cell table:formula="of:=[.B56]-[.B55]" office:value-type="float" office:value="1.42554247046051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QRT(POWER(TAN(RADIANS([.A57]))*[.$D$5];2) + POWER([.$D$5]; 2))" office:value-type="float" office:value="82.4782041922289" calcext:value-type="float">
            <text:p>82.5</text:p>
          </table:table-cell>
          <table:table-cell table:formula="of:=[.B57]-[.$D$5]" office:value-type="float" office:value="26.2282041922289" calcext:value-type="float">
            <text:p>26.2</text:p>
          </table:table-cell>
          <table:table-cell table:formula="of:=[.B57]-[.B56]" office:value-type="float" office:value="1.5031488382818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QRT(POWER(TAN(RADIANS([.A58]))*[.$D$5];2) + POWER([.$D$5]; 2))" office:value-type="float" office:value="84.0643059298842" calcext:value-type="float">
            <text:p>84.1</text:p>
          </table:table-cell>
          <table:table-cell table:formula="of:=[.B58]-[.$D$5]" office:value-type="float" office:value="27.8143059298842" calcext:value-type="float">
            <text:p>27.8</text:p>
          </table:table-cell>
          <table:table-cell table:formula="of:=[.B58]-[.B57]" office:value-type="float" office:value="1.58610173765533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QRT(POWER(TAN(RADIANS([.A59]))*[.$D$5];2) + POWER([.$D$5]; 2))" office:value-type="float" office:value="85.739236127202" calcext:value-type="float">
            <text:p>85.7</text:p>
          </table:table-cell>
          <table:table-cell table:formula="of:=[.B59]-[.$D$5]" office:value-type="float" office:value="29.489236127202" calcext:value-type="float">
            <text:p>29.5</text:p>
          </table:table-cell>
          <table:table-cell table:formula="of:=[.B59]-[.B58]" office:value-type="float" office:value="1.67493019731781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POWER(TAN(RADIANS([.A60]))*[.$D$5];2) + POWER([.$D$5]; 2))" office:value-type="float" office:value="87.5094652608982" calcext:value-type="float">
            <text:p>87.5</text:p>
          </table:table-cell>
          <table:table-cell table:formula="of:=[.B60]-[.$D$5]" office:value-type="float" office:value="31.2594652608982" calcext:value-type="float">
            <text:p>31.3</text:p>
          </table:table-cell>
          <table:table-cell table:formula="of:=[.B60]-[.B59]" office:value-type="float" office:value="1.77022913369616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QRT(POWER(TAN(RADIANS([.A61]))*[.$D$5];2) + POWER([.$D$5]; 2))" office:value-type="float" office:value="89.3821347599484" calcext:value-type="float">
            <text:p>89.4</text:p>
          </table:table-cell>
          <table:table-cell table:formula="of:=[.B61]-[.$D$5]" office:value-type="float" office:value="33.1321347599484" calcext:value-type="float">
            <text:p>33.1</text:p>
          </table:table-cell>
          <table:table-cell table:formula="of:=[.B61]-[.B60]" office:value-type="float" office:value="1.87266949905019" calcext:value-type="float">
            <text:p>1.9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QRT(POWER(TAN(RADIANS([.A62]))*[.$D$5];2) + POWER([.$D$5]; 2))" office:value-type="float" office:value="91.3651450584043" calcext:value-type="float">
            <text:p>91.4</text:p>
          </table:table-cell>
          <table:table-cell table:formula="of:=[.B62]-[.$D$5]" office:value-type="float" office:value="35.1151450584043" calcext:value-type="float">
            <text:p>35.1</text:p>
          </table:table-cell>
          <table:table-cell table:formula="of:=[.B62]-[.B61]" office:value-type="float" office:value="1.98301029845595" calcext:value-type="float">
            <text:p>2.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QRT(POWER(TAN(RADIANS([.A63]))*[.$D$5];2) + POWER([.$D$5]; 2))" office:value-type="float" office:value="93.4672579381397" calcext:value-type="float">
            <text:p>93.5</text:p>
          </table:table-cell>
          <table:table-cell table:formula="of:=[.B63]-[.$D$5]" office:value-type="float" office:value="37.2172579381397" calcext:value-type="float">
            <text:p>37.2</text:p>
          </table:table-cell>
          <table:table-cell table:formula="of:=[.B63]-[.B62]" office:value-type="float" office:value="2.10211287973533" calcext:value-type="float">
            <text:p>2.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SQRT(POWER(TAN(RADIANS([.A64]))*[.$D$5];2) + POWER([.$D$5]; 2))" office:value-type="float" office:value="95.6982159396045" calcext:value-type="float">
            <text:p>95.7</text:p>
          </table:table-cell>
          <table:table-cell table:formula="of:=[.B64]-[.$D$5]" office:value-type="float" office:value="39.4482159396045" calcext:value-type="float">
            <text:p>39.4</text:p>
          </table:table-cell>
          <table:table-cell table:formula="of:=[.B64]-[.B63]" office:value-type="float" office:value="2.23095800146481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SQRT(POWER(TAN(RADIANS([.A65]))*[.$D$5];2) + POWER([.$D$5]; 2))" office:value-type="float" office:value="98.0688822536868" calcext:value-type="float">
            <text:p>98.1</text:p>
          </table:table-cell>
          <table:table-cell table:formula="of:=[.B65]-[.$D$5]" office:value-type="float" office:value="41.8188822536868" calcext:value-type="float">
            <text:p>41.8</text:p>
          </table:table-cell>
          <table:table-cell table:formula="of:=[.B65]-[.B64]" office:value-type="float" office:value="2.37066631408227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QRT(POWER(TAN(RADIANS([.A66]))*[.$D$5];2) + POWER([.$D$5]; 2))" office:value-type="float" office:value="100.591405310891" calcext:value-type="float">
            <text:p>100.6</text:p>
          </table:table-cell>
          <table:table-cell table:formula="of:=[.B66]-[.$D$5]" office:value-type="float" office:value="44.3414053108913" calcext:value-type="float">
            <text:p>44.3</text:p>
          </table:table-cell>
          <table:table-cell table:formula="of:=[.B66]-[.B65]" office:value-type="float" office:value="2.52252305720454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SQRT(POWER(TAN(RADIANS([.A67]))*[.$D$5];2) + POWER([.$D$5]; 2))" office:value-type="float" office:value="103.279413306187" calcext:value-type="float">
            <text:p>103.3</text:p>
          </table:table-cell>
          <table:table-cell table:formula="of:=[.B67]-[.$D$5]" office:value-type="float" office:value="47.0294133061873" calcext:value-type="float">
            <text:p>47.0</text:p>
          </table:table-cell>
          <table:table-cell table:formula="of:=[.B67]-[.B66]" office:value-type="float" office:value="2.688007995296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QRT(POWER(TAN(RADIANS([.A68]))*[.$D$5];2) + POWER([.$D$5]; 2))" office:value-type="float" office:value="106.148245207492" calcext:value-type="float">
            <text:p>106.1</text:p>
          </table:table-cell>
          <table:table-cell table:formula="of:=[.B68]-[.$D$5]" office:value-type="float" office:value="49.898245207492" calcext:value-type="float">
            <text:p>49.9</text:p>
          </table:table-cell>
          <table:table-cell table:formula="of:=[.B68]-[.B67]" office:value-type="float" office:value="2.86883190130474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SQRT(POWER(TAN(RADIANS([.A69]))*[.$D$5];2) + POWER([.$D$5]; 2))" office:value-type="float" office:value="109.215226485583" calcext:value-type="float">
            <text:p>109.2</text:p>
          </table:table-cell>
          <table:table-cell table:formula="of:=[.B69]-[.$D$5]" office:value-type="float" office:value="52.9652264855825" calcext:value-type="float">
            <text:p>53.0</text:p>
          </table:table-cell>
          <table:table-cell table:formula="of:=[.B69]-[.B68]" office:value-type="float" office:value="3.06698127809048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QRT(POWER(TAN(RADIANS([.A70]))*[.$D$5];2) + POWER([.$D$5]; 2))" office:value-type="float" office:value="112.5" calcext:value-type="float">
            <text:p>112.5</text:p>
          </table:table-cell>
          <table:table-cell table:formula="of:=[.B70]-[.$D$5]" office:value-type="float" office:value="56.25" calcext:value-type="float">
            <text:p>56.3</text:p>
          </table:table-cell>
          <table:table-cell table:formula="of:=[.B70]-[.B69]" office:value-type="float" office:value="3.28477351441745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QRT(POWER(TAN(RADIANS([.A71]))*[.$D$5];2) + POWER([.$D$5]; 2))" office:value-type="float" office:value="116.024925354036" calcext:value-type="float">
            <text:p>116.0</text:p>
          </table:table-cell>
          <table:table-cell table:formula="of:=[.B71]-[.$D$5]" office:value-type="float" office:value="59.7749253540364" calcext:value-type="float">
            <text:p>59.8</text:p>
          </table:table-cell>
          <table:table-cell table:formula="of:=[.B71]-[.B70]" office:value-type="float" office:value="3.52492535403644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SQRT(POWER(TAN(RADIANS([.A72]))*[.$D$5];2) + POWER([.$D$5]; 2))" office:value-type="float" office:value="119.81556383566" calcext:value-type="float">
            <text:p>119.8</text:p>
          </table:table-cell>
          <table:table-cell table:formula="of:=[.B72]-[.$D$5]" office:value-type="float" office:value="63.5655638356601" calcext:value-type="float">
            <text:p>63.6</text:p>
          </table:table-cell>
          <table:table-cell table:formula="of:=[.B72]-[.B71]" office:value-type="float" office:value="3.79063848162366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SQRT(POWER(TAN(RADIANS([.A73]))*[.$D$5];2) + POWER([.$D$5]; 2))" office:value-type="float" office:value="123.901271132921" calcext:value-type="float">
            <text:p>123.9</text:p>
          </table:table-cell>
          <table:table-cell table:formula="of:=[.B73]-[.$D$5]" office:value-type="float" office:value="67.6512711329212" calcext:value-type="float">
            <text:p>67.7</text:p>
          </table:table-cell>
          <table:table-cell table:formula="of:=[.B73]-[.B72]" office:value-type="float" office:value="4.08570729726117" calcext:value-type="float">
            <text:p>4.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QRT(POWER(TAN(RADIANS([.A74]))*[.$D$5];2) + POWER([.$D$5]; 2))" office:value-type="float" office:value="128.315926839648" calcext:value-type="float">
            <text:p>128.3</text:p>
          </table:table-cell>
          <table:table-cell table:formula="of:=[.B74]-[.$D$5]" office:value-type="float" office:value="72.0659268396483" calcext:value-type="float">
            <text:p>72.1</text:p>
          </table:table-cell>
          <table:table-cell table:formula="of:=[.B74]-[.B73]" office:value-type="float" office:value="4.41465570672708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SQRT(POWER(TAN(RADIANS([.A75]))*[.$D$5];2) + POWER([.$D$5]; 2))" office:value-type="float" office:value="133.098839052328" calcext:value-type="float">
            <text:p>133.1</text:p>
          </table:table-cell>
          <table:table-cell table:formula="of:=[.B75]-[.$D$5]" office:value-type="float" office:value="76.848839052328" calcext:value-type="float">
            <text:p>76.8</text:p>
          </table:table-cell>
          <table:table-cell table:formula="of:=[.B75]-[.B74]" office:value-type="float" office:value="4.78291221267972" calcext:value-type="float">
            <text:p>4.8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SQRT(POWER(TAN(RADIANS([.A76]))*[.$D$5];2) + POWER([.$D$5]; 2))" office:value-type="float" office:value="138.295875126051" calcext:value-type="float">
            <text:p>138.3</text:p>
          </table:table-cell>
          <table:table-cell table:formula="of:=[.B76]-[.$D$5]" office:value-type="float" office:value="82.0458751260508" calcext:value-type="float">
            <text:p>82.0</text:p>
          </table:table-cell>
          <table:table-cell table:formula="of:=[.B76]-[.B75]" office:value-type="float" office:value="5.19703607372281" calcext:value-type="float">
            <text:p>5.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QRT(POWER(TAN(RADIANS([.A77]))*[.$D$5];2) + POWER([.$D$5]; 2))" office:value-type="float" office:value="143.960887420169" calcext:value-type="float">
            <text:p>144.0</text:p>
          </table:table-cell>
          <table:table-cell table:formula="of:=[.B77]-[.$D$5]" office:value-type="float" office:value="87.7108874201692" calcext:value-type="float">
            <text:p>87.7</text:p>
          </table:table-cell>
          <table:table-cell table:formula="of:=[.B77]-[.B76]" office:value-type="float" office:value="5.66501229411836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SQRT(POWER(TAN(RADIANS([.A78]))*[.$D$5];2) + POWER([.$D$5]; 2))" office:value-type="float" office:value="150.157527893663" calcext:value-type="float">
            <text:p>150.2</text:p>
          </table:table-cell>
          <table:table-cell table:formula="of:=[.B78]-[.$D$5]" office:value-type="float" office:value="93.9075278936632" calcext:value-type="float">
            <text:p>93.9</text:p>
          </table:table-cell>
          <table:table-cell table:formula="of:=[.B78]-[.B77]" office:value-type="float" office:value="6.19664047349403" calcext:value-type="float">
            <text:p>6.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SQRT(POWER(TAN(RADIANS([.A79]))*[.$D$5];2) + POWER([.$D$5]; 2))" office:value-type="float" office:value="156.961581166425" calcext:value-type="float">
            <text:p>157.0</text:p>
          </table:table-cell>
          <table:table-cell table:formula="of:=[.B79]-[.$D$5]" office:value-type="float" office:value="100.711581166425" calcext:value-type="float">
            <text:p>100.7</text:p>
          </table:table-cell>
          <table:table-cell table:formula="of:=[.B79]-[.B78]" office:value-type="float" office:value="6.80405327276196" calcext:value-type="float">
            <text:p>6.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QRT(POWER(TAN(RADIANS([.A80]))*[.$D$5];2) + POWER([.$D$5]; 2))" office:value-type="float" office:value="164.463997509174" calcext:value-type="float">
            <text:p>164.5</text:p>
          </table:table-cell>
          <table:table-cell table:formula="of:=[.B80]-[.$D$5]" office:value-type="float" office:value="108.213997509174" calcext:value-type="float">
            <text:p>108.2</text:p>
          </table:table-cell>
          <table:table-cell table:formula="of:=[.B80]-[.B79]" office:value-type="float" office:value="7.50241634274843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SQRT(POWER(TAN(RADIANS([.A81]))*[.$D$5];2) + POWER([.$D$5]; 2))" office:value-type="float" office:value="172.774883630095" calcext:value-type="float">
            <text:p>172.8</text:p>
          </table:table-cell>
          <table:table-cell table:formula="of:=[.B81]-[.$D$5]" office:value-type="float" office:value="116.524883630095" calcext:value-type="float">
            <text:p>116.5</text:p>
          </table:table-cell>
          <table:table-cell table:formula="of:=[.B81]-[.B80]" office:value-type="float" office:value="8.31088612092123" calcext:value-type="float">
            <text:p>8.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SQRT(POWER(TAN(RADIANS([.A82]))*[.$D$5];2) + POWER([.$D$5]; 2))" office:value-type="float" office:value="182.028823734363" calcext:value-type="float">
            <text:p>182.0</text:p>
          </table:table-cell>
          <table:table-cell table:formula="of:=[.B82]-[.$D$5]" office:value-type="float" office:value="125.778823734363" calcext:value-type="float">
            <text:p>125.8</text:p>
          </table:table-cell>
          <table:table-cell table:formula="of:=[.B82]-[.B81]" office:value-type="float" office:value="9.25394010426828" calcext:value-type="float">
            <text:p>9.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QRT(POWER(TAN(RADIANS([.A83]))*[.$D$5];2) + POWER([.$D$5]; 2))" office:value-type="float" office:value="192.392078615621" calcext:value-type="float">
            <text:p>192.4</text:p>
          </table:table-cell>
          <table:table-cell table:formula="of:=[.B83]-[.$D$5]" office:value-type="float" office:value="136.142078615621" calcext:value-type="float">
            <text:p>136.1</text:p>
          </table:table-cell>
          <table:table-cell table:formula="of:=[.B83]-[.B82]" office:value-type="float" office:value="10.3632548812582" calcext:value-type="float">
            <text:p>10.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SQRT(POWER(TAN(RADIANS([.A84]))*[.$D$5];2) + POWER([.$D$5]; 2))" office:value-type="float" office:value="204.072484418061" calcext:value-type="float">
            <text:p>204.1</text:p>
          </table:table-cell>
          <table:table-cell table:formula="of:=[.B84]-[.$D$5]" office:value-type="float" office:value="147.822484418061" calcext:value-type="float">
            <text:p>147.8</text:p>
          </table:table-cell>
          <table:table-cell table:formula="of:=[.B84]-[.B83]" office:value-type="float" office:value="11.6804058024393" calcext:value-type="float">
            <text:p>11.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POWER(TAN(RADIANS([.A85]))*[.$D$5];2) + POWER([.$D$5]; 2))" office:value-type="float" office:value="217.33331091504" calcext:value-type="float">
            <text:p>217.3</text:p>
          </table:table-cell>
          <table:table-cell table:formula="of:=[.B85]-[.$D$5]" office:value-type="float" office:value="161.08331091504" calcext:value-type="float">
            <text:p>161.1</text:p>
          </table:table-cell>
          <table:table-cell table:formula="of:=[.B85]-[.B84]" office:value-type="float" office:value="13.2608264969797" calcext:value-type="float">
            <text:p>13.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SQRT(POWER(TAN(RADIANS([.A86]))*[.$D$5];2) + POWER([.$D$5]; 2))" office:value-type="float" office:value="232.51305906218" calcext:value-type="float">
            <text:p>232.5</text:p>
          </table:table-cell>
          <table:table-cell table:formula="of:=[.B86]-[.$D$5]" office:value-type="float" office:value="176.26305906218" calcext:value-type="float">
            <text:p>176.3</text:p>
          </table:table-cell>
          <table:table-cell table:formula="of:=[.B86]-[.B85]" office:value-type="float" office:value="15.1797481471393" calcext:value-type="float">
            <text:p>15.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SQRT(POWER(TAN(RADIANS([.A87]))*[.$D$5];2) + POWER([.$D$5]; 2))" office:value-type="float" office:value="250.054395895451" calcext:value-type="float">
            <text:p>250.1</text:p>
          </table:table-cell>
          <table:table-cell table:formula="of:=[.B87]-[.$D$5]" office:value-type="float" office:value="193.804395895451" calcext:value-type="float">
            <text:p>193.8</text:p>
          </table:table-cell>
          <table:table-cell table:formula="of:=[.B87]-[.B86]" office:value-type="float" office:value="17.5413368332715" calcext:value-type="float">
            <text:p>17.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SQRT(POWER(TAN(RADIANS([.A88]))*[.$D$5];2) + POWER([.$D$5]; 2))" office:value-type="float" office:value="270.547556891857" calcext:value-type="float">
            <text:p>270.5</text:p>
          </table:table-cell>
          <table:table-cell table:formula="of:=[.B88]-[.$D$5]" office:value-type="float" office:value="214.297556891857" calcext:value-type="float">
            <text:p>214.3</text:p>
          </table:table-cell>
          <table:table-cell table:formula="of:=[.B88]-[.B87]" office:value-type="float" office:value="20.4931609964063" calcext:value-type="float">
            <text:p>20.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SQRT(POWER(TAN(RADIANS([.A89]))*[.$D$5];2) + POWER([.$D$5]; 2))" office:value-type="float" office:value="294.797422359441" calcext:value-type="float">
            <text:p>294.8</text:p>
          </table:table-cell>
          <table:table-cell table:formula="of:=[.B89]-[.$D$5]" office:value-type="float" office:value="238.547422359441" calcext:value-type="float">
            <text:p>238.5</text:p>
          </table:table-cell>
          <table:table-cell table:formula="of:=[.B89]-[.B88]" office:value-type="float" office:value="24.2498654675838" calcext:value-type="float">
            <text:p>24.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QRT(POWER(TAN(RADIANS([.A90]))*[.$D$5];2) + POWER([.$D$5]; 2))" office:value-type="float" office:value="323.930839676829" calcext:value-type="float">
            <text:p>323.9</text:p>
          </table:table-cell>
          <table:table-cell table:formula="of:=[.B90]-[.$D$5]" office:value-type="float" office:value="267.680839676829" calcext:value-type="float">
            <text:p>267.7</text:p>
          </table:table-cell>
          <table:table-cell table:formula="of:=[.B90]-[.B89]" office:value-type="float" office:value="29.1334173173879" calcext:value-type="float">
            <text:p>29.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SQRT(POWER(TAN(RADIANS([.A91]))*[.$D$5];2) + POWER([.$D$5]; 2))" office:value-type="float" office:value="359.575493709356" calcext:value-type="float">
            <text:p>359.6</text:p>
          </table:table-cell>
          <table:table-cell table:formula="of:=[.B91]-[.$D$5]" office:value-type="float" office:value="303.325493709356" calcext:value-type="float">
            <text:p>303.3</text:p>
          </table:table-cell>
          <table:table-cell table:formula="of:=[.B91]-[.B90]" office:value-type="float" office:value="35.6446540325266" calcext:value-type="float">
            <text:p>35.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SQRT(POWER(TAN(RADIANS([.A92]))*[.$D$5];2) + POWER([.$D$5]; 2))" office:value-type="float" office:value="404.172930055934" calcext:value-type="float">
            <text:p>404.2</text:p>
          </table:table-cell>
          <table:table-cell table:formula="of:=[.B92]-[.$D$5]" office:value-type="float" office:value="347.922930055934" calcext:value-type="float">
            <text:p>347.9</text:p>
          </table:table-cell>
          <table:table-cell table:formula="of:=[.B92]-[.B91]" office:value-type="float" office:value="44.5974363465783" calcext:value-type="float">
            <text:p>44.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SQRT(POWER(TAN(RADIANS([.A93]))*[.$D$5];2) + POWER([.$D$5]; 2))" office:value-type="float" office:value="461.559883957036" calcext:value-type="float">
            <text:p>461.6</text:p>
          </table:table-cell>
          <table:table-cell table:formula="of:=[.B93]-[.$D$5]" office:value-type="float" office:value="405.309883957036" calcext:value-type="float">
            <text:p>405.3</text:p>
          </table:table-cell>
          <table:table-cell table:formula="of:=[.B93]-[.B92]" office:value-type="float" office:value="57.3869539011015" calcext:value-type="float">
            <text:p>57.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SQRT(POWER(TAN(RADIANS([.A94]))*[.$D$5];2) + POWER([.$D$5]; 2))" office:value-type="float" office:value="538.130938134692" calcext:value-type="float">
            <text:p>538.1</text:p>
          </table:table-cell>
          <table:table-cell table:formula="of:=[.B94]-[.$D$5]" office:value-type="float" office:value="481.880938134692" calcext:value-type="float">
            <text:p>481.9</text:p>
          </table:table-cell>
          <table:table-cell table:formula="of:=[.B94]-[.B93]" office:value-type="float" office:value="76.571054177656" calcext:value-type="float">
            <text:p>76.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SQRT(POWER(TAN(RADIANS([.A95]))*[.$D$5];2) + POWER([.$D$5]; 2))" office:value-type="float" office:value="645.396370068928" calcext:value-type="float">
            <text:p>645.4</text:p>
          </table:table-cell>
          <table:table-cell table:formula="of:=[.B95]-[.$D$5]" office:value-type="float" office:value="589.146370068928" calcext:value-type="float">
            <text:p>589.1</text:p>
          </table:table-cell>
          <table:table-cell table:formula="of:=[.B95]-[.B94]" office:value-type="float" office:value="107.265431934236" calcext:value-type="float">
            <text:p>107.3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SQRT(POWER(TAN(RADIANS([.A96]))*[.$D$5];2) + POWER([.$D$5]; 2))" office:value-type="float" office:value="806.376770223958" calcext:value-type="float">
            <text:p>806.4</text:p>
          </table:table-cell>
          <table:table-cell table:formula="of:=[.B96]-[.$D$5]" office:value-type="float" office:value="750.126770223958" calcext:value-type="float">
            <text:p>750.1</text:p>
          </table:table-cell>
          <table:table-cell table:formula="of:=[.B96]-[.B95]" office:value-type="float" office:value="160.98040015503" calcext:value-type="float">
            <text:p>161.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SQRT(POWER(TAN(RADIANS([.A97]))*[.$D$5];2) + POWER([.$D$5]; 2))" office:value-type="float" office:value="1074.78689677298" calcext:value-type="float">
            <text:p>1074.8</text:p>
          </table:table-cell>
          <table:table-cell table:formula="of:=[.B97]-[.$D$5]" office:value-type="float" office:value="1018.53689677298" calcext:value-type="float">
            <text:p>1018.5</text:p>
          </table:table-cell>
          <table:table-cell table:formula="of:=[.B97]-[.B96]" office:value-type="float" office:value="268.410126549018" calcext:value-type="float">
            <text:p>268.4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SQRT(POWER(TAN(RADIANS([.A98]))*[.$D$5];2) + POWER([.$D$5]; 2))" office:value-type="float" office:value="1611.77109456621" calcext:value-type="float">
            <text:p>1611.8</text:p>
          </table:table-cell>
          <table:table-cell table:formula="of:=[.B98]-[.$D$5]" office:value-type="float" office:value="1555.52109456621" calcext:value-type="float">
            <text:p>1555.5</text:p>
          </table:table-cell>
          <table:table-cell table:formula="of:=[.B98]-[.B97]" office:value-type="float" office:value="536.984197793234" calcext:value-type="float">
            <text:p>537.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SQRT(POWER(TAN(RADIANS([.A99]))*[.$D$5];2) + POWER([.$D$5]; 2))" office:value-type="float" office:value="3223.05122804343" calcext:value-type="float">
            <text:p>3223.1</text:p>
          </table:table-cell>
          <table:table-cell table:formula="of:=[.B99]-[.$D$5]" office:value-type="float" office:value="3166.80122804343" calcext:value-type="float">
            <text:p>3166.8</text:p>
          </table:table-cell>
          <table:table-cell table:formula="of:=[.B99]-[.B98]" office:value-type="float" office:value="1611.28013347722" calcext:value-type="float">
            <text:p>1611.3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5:02:56.740000000</meta:creation-date>
    <meta:generator>LibreOffice/6.2.0.3$Windows_X86_64 LibreOffice_project/98c6a8a1c6c7b144ce3cc729e34964b47ce25d62</meta:generator>
    <dc:date>2019-03-16T21:42:03.216000000</dc:date>
    <meta:editing-duration>PT2H56M41S</meta:editing-duration>
    <meta:editing-cycles>2</meta:editing-cycles>
    <meta:document-statistic meta:table-count="1" meta:cell-count="381" meta:object-count="0"/>
  </office:meta>
</office:document-meta>
</file>